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1FB65E85F16F51AFCCA.png" manifest:media-type="image/png"/>
  <manifest:file-entry manifest:full-path="Pictures/10000201000002CB000002027A654DA258525F5E.png" manifest:media-type="image/png"/>
  <manifest:file-entry manifest:full-path="Pictures/10000201000002CB000001DD70C51930C6645D53.png" manifest:media-type="image/png"/>
  <manifest:file-entry manifest:full-path="Pictures/10000201000002D1000001CFF3D3C2367F7ED172.png" manifest:media-type="image/png"/>
  <manifest:file-entry manifest:full-path="Pictures/10000201000002DA0000005BA521D91A91A1BE9B.png" manifest:media-type="image/png"/>
  <manifest:file-entry manifest:full-path="Pictures/1000020100000184000001AB697BD4B7D7F8B327.png" manifest:media-type="image/png"/>
  <manifest:file-entry manifest:full-path="Pictures/100002010000019F000001C3655D9F7E680779BA.png" manifest:media-type="image/png"/>
  <manifest:file-entry manifest:full-path="Pictures/100002010000016F00000190077555785FC5D87C.png" manifest:media-type="image/png"/>
  <manifest:file-entry manifest:full-path="Pictures/10000201000002BC0000010F02AA1EA96617513E.png" manifest:media-type="image/png"/>
  <manifest:file-entry manifest:full-path="Pictures/10000201000002D4000001FC77F90B36456F7BB0.png" manifest:media-type="image/png"/>
  <manifest:file-entry manifest:full-path="Pictures/10000201000000CD00000043D519A9D9A1E1862F.png" manifest:media-type="image/png"/>
  <manifest:file-entry manifest:full-path="Pictures/100002010000021A00000163EEB54F4B74310F05.png" manifest:media-type="image/png"/>
  <manifest:file-entry manifest:full-path="Pictures/100002010000025F00000145FF693E811D8D7561.png" manifest:media-type="image/png"/>
  <manifest:file-entry manifest:full-path="Pictures/1000020100000247000001CF988360D937887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07b3" officeooo:paragraph-rsid="000b07b3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9"/>Operating System</text:p>
      <text:p text:style-name="P1"><text:s text:c="49"/>Lab#2</text:p>
      <text:p text:style-name="P1"/>
      <text:p text:style-name="P1">Task:</text:p>
      <text:p text:style-name="P1"/>
      <text:p text:style-name="P1"><draw:frame draw:style-name="fr1" draw:name="Image1" text:anchor-type="paragraph" svg:x="1.8417in" svg:y="0in" svg:width="2.1354in" svg:height="0.698in" draw:z-index="0"><draw:image xlink:href="Pictures/10000201000000CD00000043D519A9D9A1E1862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paragraph" svg:x="1.1854in" svg:y="0in" svg:width="3.8228in" svg:height="4.1665in" draw:z-index="1"><draw:image xlink:href="Pictures/100002010000016F00000190077555785FC5D87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6.4453in" svg:height="2.4953in" draw:z-index="2"><draw:image xlink:href="Pictures/10000201000002BC0000010F02AA1EA96617513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draw:frame draw:style-name="fr2" draw:name="Image4" text:anchor-type="paragraph" svg:width="5.6043in" svg:height="3.698in" draw:z-index="3"><draw:image xlink:href="Pictures/100002010000021A00000163EEB54F4B74310F05.png" xlink:type="simple" xlink:show="embed" xlink:actuate="onLoad" loext:mime-type="image/x-vclgraphic"/></draw:frame><text:soft-page-break/></text:p>
      <text:p text:style-name="P1"><draw:frame draw:style-name="fr1" draw:name="Image5" text:anchor-type="paragraph" svg:x="0.2807in" svg:y="0.0673in" svg:width="6.1327in" svg:height="3.2835in" draw:z-index="4"><draw:image xlink:href="Pictures/100002010000025F00000145FF693E811D8D7561.png" xlink:type="simple" xlink:show="embed" xlink:actuate="onLoad" loext:mime-type="image/x-vclgraphic"/></draw:frame></text:p>
      <text:p text:style-name="P1"><draw:frame draw:style-name="fr1" draw:name="Image6" text:anchor-type="paragraph" svg:x="1.0047in" svg:y="0.5874in" svg:width="4.2819in" svg:height="3.4008in" draw:z-index="5"><draw:image xlink:href="Pictures/1000020100000247000001CF988360D93788720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7" text:anchor-type="paragraph" svg:width="4.3228in" svg:height="4.698in" draw:z-index="6"><draw:image xlink:href="Pictures/100002010000019F000001C3655D9F7E680779B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paragraph" svg:width="4.0417in" svg:height="4.448in" draw:z-index="7"><draw:image xlink:href="Pictures/1000020100000184000001AB697BD4B7D7F8B32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9" text:anchor-type="paragraph" svg:width="6.6929in" svg:height="0.8339in" draw:z-index="8"><draw:image xlink:href="Pictures/10000201000002DA0000005BA521D91A91A1BE9B.png" xlink:type="simple" xlink:show="embed" xlink:actuate="onLoad" loext:mime-type="image/x-vclgraphic"/></draw:frame><text:soft-page-break/></text:p>
      <text:p text:style-name="P1"><draw:frame draw:style-name="fr3" draw:name="Image10" text:anchor-type="paragraph" svg:width="6.6929in" svg:height="4.298in" draw:z-index="9"><draw:image xlink:href="Pictures/10000201000002D1000001CFF3D3C2367F7ED172.png" xlink:type="simple" xlink:show="embed" xlink:actuate="onLoad" loext:mime-type="image/x-vclgraphic"/></draw:frame></text:p>
      <text:p text:style-name="P1"><draw:frame draw:style-name="fr3" draw:name="Image11" text:anchor-type="paragraph" svg:width="6.6929in" svg:height="4.4646in" draw:z-index="10"><draw:image xlink:href="Pictures/10000201000002CB000001DD70C51930C6645D53.png" xlink:type="simple" xlink:show="embed" xlink:actuate="onLoad" loext:mime-type="image/x-vclgraphic"/></draw:frame></text:p>
      <text:p text:style-name="P1"><text:soft-page-break/></text:p>
      <text:p text:style-name="P1"><draw:frame draw:style-name="fr3" draw:name="Image12" text:anchor-type="paragraph" svg:width="6.6929in" svg:height="4.811in" draw:z-index="11"><draw:image xlink:href="Pictures/10000201000002CB000002027A654DA258525F5E.png" xlink:type="simple" xlink:show="embed" xlink:actuate="onLoad" loext:mime-type="image/x-vclgraphic"/></draw:frame></text:p>
      <text:p text:style-name="P1"/>
      <text:p text:style-name="P1"><draw:frame draw:style-name="fr3" draw:name="Image13" text:anchor-type="paragraph" svg:width="6.6929in" svg:height="4.7256in" draw:z-index="12"><draw:image xlink:href="Pictures/10000201000002CE000001FB65E85F16F51AFCCA.png" xlink:type="simple" xlink:show="embed" xlink:actuate="onLoad" loext:mime-type="image/x-vclgraphic"/></draw:frame><text:soft-page-break/></text:p>
      <text:p text:style-name="P1"/>
      <text:p text:style-name="P1"><draw:frame draw:style-name="fr3" draw:name="Image14" text:anchor-type="paragraph" svg:width="6.6929in" svg:height="4.6957in" draw:z-index="13"><draw:image xlink:href="Pictures/10000201000002D4000001FC77F90B36456F7BB0.png" xlink:type="simple" xlink:show="embed" xlink:actuate="onLoad" loext:mime-type="image/x-vclgraphic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4:29:40.936579523</meta:creation-date>
    <meta:generator>LibreOffice/6.0.7.3$Linux_X86_64 LibreOffice_project/00m0$Build-3</meta:generator>
    <dc:date>2019-10-27T15:27:22.473189089</dc:date>
    <meta:editing-duration>PT6M1S</meta:editing-duration>
    <meta:editing-cycles>1</meta:editing-cycles>
    <meta:document-statistic meta:table-count="0" meta:image-count="14" meta:object-count="0" meta:page-count="7" meta:paragraph-count="3" meta:word-count="4" meta:character-count="114" meta:non-whitespace-character-count="25"/>
  </office:meta>
</office:document-meta>
</file>